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mo" svg:font-family="Arimo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_1055__1088__1086__1094__1077__1085__1090__1085__1099__1081_" style:data-style-name="N13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diagonal-tl-br="thin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2pt solid #CCCCCC" style:vertical-align="automatic" fo:wrap-option="wrap" fo:background-color="transparent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2pt solid #CCCCCC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2pt solid #CCCCCC" style:vertical-align="automatic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transparent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2pt solid #CCCCCC" style:vertical-align="middle" fo:background-color="transparent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middle" fo:background-color="transparent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2pt solid #000000" style:vertical-align="middle" fo:background-color="transparent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">
      <style:table-cell-properties fo:border-top="none" fo:border-bottom="2pt solid #000000" fo:border-left="2pt solid #CCCCCC" fo:border-right="2pt solid #000000" style:vertical-align="automatic" fo:wrap-option="wrap" fo:background-color="transparent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2pt solid #CCCCCC" fo:border-bottom="none" fo:border-left="2pt solid #CCCCCC" fo:border-right="2pt solid #000000" style:vertical-align="automatic" fo:wrap-option="wrap" fo:background-color="transparent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2pt solid #000000"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19">
      <style:table-cell-properties fo:border-top="2pt solid #CCCCCC" fo:border-bottom="none" fo:border-left="2pt solid #CCCCCC" fo:border-right="2pt solid #CCCCCC" style:vertical-align="automatic" fo:wrap-option="wrap" fo:background-color="transparent"/>
      <style:text-properties fo:font-size="10pt" style:font-size-asian="10pt" style:font-size-complex="10pt"/>
    </style:style>
    <style:style style:name="ce29" style:family="table-cell" style:parent-style-name="Default" style:data-style-name="N19">
      <style:table-cell-properties fo:border="2pt solid #000000" style:vertical-align="automatic" fo:wrap-option="wrap" fo:background-color="transparent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CCCCCC" fo:border-bottom="2pt solid #CCCCCC" fo:border-left="none" fo:border-right="none" style:vertical-align="middle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42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43" style:family="table-cell" style:parent-style-name="Default" style:data-style-name="N19">
      <style:table-cell-properties fo:border-top="2pt solid #000000" fo:border-bottom="2pt solid #000000" fo:border-left="2pt solid #000000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4" style:family="table-cell" style:parent-style-name="Default" style:data-style-name="N19">
      <style:table-cell-properties fo:border-top="2pt solid #000000" fo:border-bottom="2pt solid #000000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5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7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8" style:family="table-cell" style:parent-style-name="Default" style:data-style-name="N1">
      <style:table-cell-properties fo:border-top="2pt solid #000000" fo:border-bottom="2pt solid #000000" fo:border-left="2pt solid #000000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49" style:family="table-cell" style:parent-style-name="Default" style:data-style-name="N1">
      <style:table-cell-properties fo:border-top="2pt solid #000000" fo:border-bottom="2pt solid #000000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0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51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52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57" style:family="table-cell" style:parent-style-name="Default" style:data-style-name="N0">
      <style:table-cell-properties fo:border="2pt solid #CCCCCC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5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2pt solid #CCCCCC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0" style:family="table-cell" style:parent-style-name="Default" style:data-style-name="N19">
      <style:table-cell-properties fo:border-top="2pt solid #000000" fo:border-bottom="2pt soli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61" style:family="table-cell" style:parent-style-name="Default" style:data-style-name="N1">
      <style:table-cell-properties fo:border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62" style:family="table-cell" style:parent-style-name="Default" style:data-style-name="N19">
      <style:table-cell-properties fo:border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ce63" style:family="table-cell" style:parent-style-name="Default" style:data-style-name="N0">
      <style:table-cell-properties fo:border="2pt solid #000000" style:vertical-align="automatic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64" style:family="table-cell" style:parent-style-name="Default" style:data-style-name="N0">
      <style:table-cell-properties fo:border="2pt solid #CCCCCC" style:vertical-align="middle" fo:wrap-option="wrap" fo:background-color="transparent"/>
      <style:text-properties style:font-name="Arimo" style:font-name-asian="Arimo" style:font-name-complex="Arimo" fo:font-size="10pt" style:font-size-asian="10pt" style:font-size-complex="10pt"/>
    </style:style>
    <style:style style:name="ce65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mo" style:font-name-asian="Arimo" style:font-name-complex="Arimo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.825625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16379" table:default-cell-style-name="ce4"/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1. Оформите фрагмент для расчета площади квадрата по известной длине его стороны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Введите длину стороны (в см)<text:s/></text:p>
          </table:table-cell>
          <table:table-cell table:number-columns-repeated="2" table:style-name="ce2"/>
          <table:table-cell office:value-type="float" office:value="54" table:style-name="ce2">
            <text:p>54</text:p>
          </table:table-cell>
          <table:table-cell office:value-type="string" table:style-name="ce2">
            <text:p>см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площадь квадрата равна:</text:p>
          </table:table-cell>
          <table:table-cell table:number-columns-repeated="2" table:style-name="ce2"/>
          <table:table-cell office:value-type="float" office:value="2916" table:formula="msoxl:=D4^2" table:style-name="ce2">
            <text:p>2916</text:p>
          </table:table-cell>
          <table:table-cell office:value-type="string" table:style-name="ce2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Введите длину ребра</text:p>
          </table:table-cell>
          <table:covered-table-cell table:number-columns-repeated="2"/>
          <table:table-cell office:value-type="float" office:value="4" table:style-name="ce2">
            <text:p>4</text:p>
          </table:table-cell>
          <table:table-cell office:value-type="string" table:style-name="ce2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55">
            <text:p>Объем куба равен</text:p>
          </table:table-cell>
          <table:covered-table-cell table:number-columns-repeated="2"/>
          <table:table-cell office:value-type="float" office:value="64" table:formula="msoxl:=D9^3" table:style-name="ce2">
            <text:p>64</text:p>
          </table:table-cell>
          <table:table-cell office:value-type="string" table:style-name="ce2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55">
            <text:p>Площадь куба равна</text:p>
          </table:table-cell>
          <table:covered-table-cell table:number-columns-repeated="2"/>
          <table:table-cell office:value-type="float" office:value="16" table:formula="msoxl:=D9^2" table:style-name="ce2">
            <text:p>16</text:p>
          </table:table-cell>
          <table:table-cell office:value-type="string" table:style-name="ce2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5">
            <text:p>Введите объем тела</text:p>
          </table:table-cell>
          <table:covered-table-cell table:number-columns-repeated="2"/>
          <table:table-cell office:value-type="float" office:value="780" table:style-name="ce3">
            <text:p>780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55">
            <text:p>Введите массу тела</text:p>
          </table:table-cell>
          <table:covered-table-cell table:number-columns-repeated="2"/>
          <table:table-cell office:value-type="float" office:value="30" table:style-name="ce3">
            <text:p>30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2">
            <text:p>Плотность материала равна</text:p>
          </table:table-cell>
          <table:table-cell table:number-columns-repeated="2" table:style-name="ce2"/>
          <table:table-cell office:value-type="float" office:value="3.8461538461538464E-2" table:formula="msoxl:=D16/D15" table:style-name="ce3">
            <text:p>0,038461538</text:p>
          </table:table-cell>
          <table:table-cell table:style-name="ce5"/>
          <table:table-cell table:number-columns-repeated="1637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Количество информации в байтах:</text:p>
          </table:table-cell>
          <table:table-cell table:number-columns-repeated="2" table:style-name="ce2"/>
          <table:table-cell office:value-type="float" office:value="7635896" table:style-name="ce3">
            <text:p>7635896</text:p>
          </table:table-cell>
          <table:table-cell table:style-name="ce5"/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2">
            <text:p>Количество информации в битах:</text:p>
          </table:table-cell>
          <table:table-cell table:number-columns-repeated="2" table:style-name="ce2"/>
          <table:table-cell office:value-type="float" office:value="61087168" table:formula="msoxl:=D21*8" table:style-name="ce3">
            <text:p>61087168</text:p>
          </table:table-cell>
          <table:table-cell table:style-name="ce5"/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2">
            <text:p>Количество информации в килобайтах:</text:p>
          </table:table-cell>
          <table:table-cell table:number-columns-repeated="2" table:style-name="ce2"/>
          <table:table-cell office:value-type="float" office:value="7456.9296875" table:formula="msoxl:=D21/1024" table:style-name="ce3">
            <text:p>7456,929688</text:p>
          </table:table-cell>
          <table:table-cell table:style-name="ce5"/>
          <table:table-cell table:style-name="ce6"/>
          <table:table-cell table:number-columns-repeated="16378" table:style-name="ce4"/>
        </table:table-row>
        <table:table-row table:style-name="ro1">
          <table:table-cell office:value-type="string" table:style-name="ce2">
            <text:p>Количество информации в мегабайтах:</text:p>
          </table:table-cell>
          <table:table-cell table:number-columns-repeated="2" table:style-name="ce2"/>
          <table:table-cell office:value-type="float" office:value="7.2821578979492187" table:formula="msoxl:=D23/1024" table:style-name="ce3">
            <text:p>7,282157898</text:p>
          </table:table-cell>
          <table:table-cell table:style-name="ce5"/>
          <table:table-cell table:style-name="ce6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5. <text:s/>На заводе «Прогресс» каждому сотруднику зарплату за месяц выдают дважды: сначала часть оклада в виде аванса,<text:s text:c="2"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а по истечении месяца — остальную часть оклада. При этом при окончательном расчете удерживают также <text:s/>подоходный<text:s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Оклад</text:p>
          </table:table-cell>
          <table:table-cell office:value-type="string" table:style-name="ce2">
            <text:p>Аванс</text:p>
          </table:table-cell>
          <table:table-cell office:value-type="string" table:style-name="ce2">
            <text:p>Подоходный налог</text:p>
          </table:table-cell>
          <table:table-cell office:value-type="string" table:style-name="ce2">
            <text:p>Пенсионный налог</text:p>
          </table:table-cell>
          <table:table-cell office:value-type="string" table:style-name="ce2">
            <text:p>Профсоюзный взнос</text:p>
          </table:table-cell>
          <table:table-cell office:value-type="string" table:style-name="ce3">
            <text:p>Сумма к выдаче</text:p>
          </table:table-cell>
          <table:table-cell office:value-type="string" table:style-name="ce7">
            <text:p>МРОТ</text:p>
          </table:table-cell>
          <table:table-cell table:number-columns-repeated="16377"/>
        </table:table-row>
        <table:table-row table:style-name="ro1">
          <table:table-cell office:value-type="float" office:value="73485" table:style-name="ce2">
            <text:p>73485</text:p>
          </table:table-cell>
          <table:table-cell office:value-type="float" office:value="29394" table:formula="msoxl:=A31*0.4" table:style-name="ce2">
            <text:p>29394</text:p>
          </table:table-cell>
          <table:table-cell office:value-type="float" office:value="8677.5195000000003" table:formula="msoxl:=0.13*(A31-G31-D31)" table:style-name="ce2">
            <text:p>8677,5195</text:p>
          </table:table-cell>
          <table:table-cell office:value-type="float" office:value="734.85" table:formula="msoxl:=A31*0.01" table:style-name="ce2">
            <text:p>734,85</text:p>
          </table:table-cell>
          <table:table-cell office:value-type="float" office:value="734.85" table:formula="msoxl:=A31*0.01" table:style-name="ce2">
            <text:p>734,85</text:p>
          </table:table-cell>
          <table:table-cell office:value-type="float" office:value="33943.780500000001" table:formula="msoxl:=A31-B31-C31-D31-E31" table:style-name="ce3">
            <text:p>33943,7805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float" office:value="67500" table:style-name="ce2">
            <text:p>67500</text:p>
          </table:table-cell>
          <table:table-cell office:value-type="float" office:value="27000" table:formula="msoxl:=A32*0.4" table:style-name="ce2">
            <text:p>27000</text:p>
          </table:table-cell>
          <table:table-cell office:value-type="float" office:value="7907.25" table:formula="msoxl:=0.13*(A32-G32-D32)" table:style-name="ce2">
            <text:p>7907,25</text:p>
          </table:table-cell>
          <table:table-cell office:value-type="float" office:value="675" table:formula="msoxl:=A32*0.01" table:style-name="ce2">
            <text:p>675</text:p>
          </table:table-cell>
          <table:table-cell office:value-type="float" office:value="675" table:formula="msoxl:=A32*0.01" table:style-name="ce2">
            <text:p>675</text:p>
          </table:table-cell>
          <table:table-cell office:value-type="float" office:value="31242.75" table:formula="msoxl:=A32-B32-C32-D32-E32" table:style-name="ce3">
            <text:p>31242,75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float" office:value="96315" table:style-name="ce2">
            <text:p>96315</text:p>
          </table:table-cell>
          <table:table-cell office:value-type="float" office:value="38526" table:formula="msoxl:=A33*0.4" table:style-name="ce2">
            <text:p>38526</text:p>
          </table:table-cell>
          <table:table-cell office:value-type="float" office:value="11615.740500000002" table:formula="msoxl:=0.13*(A33-G33-D33)" table:style-name="ce2">
            <text:p>11615,7405</text:p>
          </table:table-cell>
          <table:table-cell office:value-type="float" office:value="963.15" table:formula="msoxl:=A33*0.01" table:style-name="ce2">
            <text:p>963,15</text:p>
          </table:table-cell>
          <table:table-cell office:value-type="float" office:value="963.15" table:formula="msoxl:=A33*0.01" table:style-name="ce2">
            <text:p>963,15</text:p>
          </table:table-cell>
          <table:table-cell office:value-type="float" office:value="44246.959499999997" table:formula="msoxl:=A33-B33-C33-D33-E33" table:style-name="ce3">
            <text:p>44246,9595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float" office:value="45220" table:style-name="ce2">
            <text:p>45220</text:p>
          </table:table-cell>
          <table:table-cell office:value-type="float" office:value="18088" table:formula="msoxl:=A34*0.4" table:style-name="ce2">
            <text:p>18088</text:p>
          </table:table-cell>
          <table:table-cell office:value-type="float" office:value="5039.8140000000003" table:formula="msoxl:=0.13*(A34-G34-D34)" table:style-name="ce2">
            <text:p>5039,814</text:p>
          </table:table-cell>
          <table:table-cell office:value-type="float" office:value="452.2" table:formula="msoxl:=A34*0.01" table:style-name="ce2">
            <text:p>452,2</text:p>
          </table:table-cell>
          <table:table-cell office:value-type="float" office:value="452.2" table:formula="msoxl:=A34*0.01" table:style-name="ce2">
            <text:p>452,2</text:p>
          </table:table-cell>
          <table:table-cell office:value-type="float" office:value="21187.786" table:formula="msoxl:=A34-B34-C34-D34-E34" table:style-name="ce3">
            <text:p>21187,786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float" office:value="30000" table:style-name="ce2">
            <text:p>30000</text:p>
          </table:table-cell>
          <table:table-cell office:value-type="float" office:value="12000" table:formula="msoxl:=A35*0.4" table:style-name="ce2">
            <text:p>12000</text:p>
          </table:table-cell>
          <table:table-cell office:value-type="float" office:value="3081" table:formula="msoxl:=0.13*(A35-G35-D35)" table:style-name="ce2">
            <text:p>3081</text:p>
          </table:table-cell>
          <table:table-cell office:value-type="float" office:value="300" table:formula="msoxl:=A35*0.01" table:style-name="ce2">
            <text:p>300</text:p>
          </table:table-cell>
          <table:table-cell office:value-type="float" office:value="300" table:formula="msoxl:=A35*0.01" table:style-name="ce2">
            <text:p>300</text:p>
          </table:table-cell>
          <table:table-cell office:value-type="float" office:value="14319" table:formula="msoxl:=A35-B35-C35-D35-E35" table:style-name="ce3">
            <text:p>14319</text:p>
          </table:table-cell>
          <table:table-cell office:value-type="float" office:value="6000" table:style-name="ce2">
            <text:p>600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1) В колонке «Сумма у выдаче» должна быть указана сумма денег, получаемых сотрудником в конце месяца.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2) Аванс составляет 40% оклада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3) Подоходный налог определяется по формуле 13%(Оклад — МРОТ — Пенсионный налог) , где МРОТ — минимальный размер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<text:s text:c="4"/>Оплаты труда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4) Профсоюзный взнос и пенсионный налог составляют по 1% от оклада.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6. Информация о распределении суши и воды на земном шаре приведена в таблице. Заполните данными пустые клетки<text:s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<text:s text:c="4"/>(под данными подразумеваются формулы с адресами ячеек)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Поверхность земного шара</text:p>
          </table:table-cell>
          <table:table-cell office:value-type="string" table:style-name="ce2">
            <text:p>Северное полушарие</text:p>
          </table:table-cell>
          <table:table-cell table:style-name="ce2"/>
          <table:table-cell office:value-type="string" table:style-name="ce2">
            <text:p>Южное полушарие</text:p>
          </table:table-cell>
          <table:table-cell table:style-name="ce2"/>
          <table:table-cell office:value-type="string" table:style-name="ce2">
            <text:p>Земля в целом</text:p>
          </table:table-cell>
          <table:table-cell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в млн. кв. м.</text:p>
          </table:table-cell>
          <table:table-cell office:value-type="string" table:style-name="ce2">
            <text:p>в %</text:p>
          </table:table-cell>
          <table:table-cell office:value-type="string" table:style-name="ce2">
            <text:p>в млн. кв. м.</text:p>
          </table:table-cell>
          <table:table-cell office:value-type="string" table:style-name="ce2">
            <text:p>в %</text:p>
          </table:table-cell>
          <table:table-cell office:value-type="string" table:style-name="ce2">
            <text:p>в млн. кв. м.</text:p>
          </table:table-cell>
          <table:table-cell office:value-type="string" table:style-name="ce2">
            <text:p>в %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Суша</text:p>
          </table:table-cell>
          <table:table-cell office:value-type="float" office:value="100.41" table:style-name="ce2">
            <text:p>100,41</text:p>
          </table:table-cell>
          <table:table-cell office:value-type="percentage" office:value="0.39368751225249954" table:formula="msoxl:=B47*C49/B49" table:style-name="ce8">
            <text:p>39%</text:p>
          </table:table-cell>
          <table:table-cell office:value-type="float" office:value="48.43" table:style-name="ce2">
            <text:p>48,43</text:p>
          </table:table-cell>
          <table:table-cell office:value-type="percentage" office:value="0.18988433640462654" table:formula="msoxl:=D47*E49/D49" table:style-name="ce8">
            <text:p>19%</text:p>
          </table:table-cell>
          <table:table-cell office:value-type="float" office:value="148.84" table:formula="msoxl:=B47+D47" table:style-name="ce2">
            <text:p>148,84</text:p>
          </table:table-cell>
          <table:table-cell office:value-type="percentage" office:value="0.29178592432856304" table:formula="msoxl:=F47*G49/F49" table:style-name="ce8">
            <text:p>29%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Вода</text:p>
          </table:table-cell>
          <table:table-cell office:value-type="float" office:value="154.63999999999999" table:style-name="ce2">
            <text:p>154,64</text:p>
          </table:table-cell>
          <table:table-cell office:value-type="percentage" office:value="0.60631248774750046" table:formula="msoxl:=B48*C49/B49" table:style-name="ce8">
            <text:p>61%</text:p>
          </table:table-cell>
          <table:table-cell office:value-type="float" office:value="206.62" table:style-name="ce2">
            <text:p>206,62</text:p>
          </table:table-cell>
          <table:table-cell office:value-type="percentage" office:value="0.81011566359537346" table:formula="msoxl:=D48*E49/D49" table:style-name="ce8">
            <text:p>81%</text:p>
          </table:table-cell>
          <table:table-cell office:value-type="float" office:value="361.26" table:formula="msoxl:=B48+D48" table:style-name="ce2">
            <text:p>361,26</text:p>
          </table:table-cell>
          <table:table-cell office:value-type="percentage" office:value="0.7082140756714369" table:formula="msoxl:=F48*G49/F49" table:style-name="ce8">
            <text:p>71%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255.04999999999998" table:formula="msoxl:=B47+B48" table:style-name="ce2">
            <text:p>255,05</text:p>
          </table:table-cell>
          <table:table-cell office:value-type="percentage" office:value="1" table:style-name="ce8">
            <text:p>100%</text:p>
          </table:table-cell>
          <table:table-cell office:value-type="float" office:value="255.05" table:formula="msoxl:=SUM(D47+D48)" table:style-name="ce2">
            <text:p>255,05</text:p>
          </table:table-cell>
          <table:table-cell office:value-type="percentage" office:value="1" table:style-name="ce8">
            <text:p>100%</text:p>
          </table:table-cell>
          <table:table-cell office:value-type="float" office:value="510.1" table:formula="msoxl:=F47+F48" table:style-name="ce2">
            <text:p>510,1</text:p>
          </table:table-cell>
          <table:table-cell office:value-type="percentage" office:value="1" table:style-name="ce8">
            <text:p>100%</text:p>
          </table:table-cell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6"/>
          <table:table-cell table:number-columns-repeated="16376"/>
        </table:table-row>
        <table:table-row table:style-name="ro1">
          <table:table-cell office:value-type="string" table:style-name="ce2">
            <text:p>Сведения о классах</text:p>
          </table:table-cell>
          <table:table-cell table:number-columns-repeated="2" table:style-name="ce2"/>
          <table:table-cell table:style-name="ce9"/>
          <table:table-cell table:style-name="ce10"/>
          <table:table-cell table:number-columns-repeated="3" table:style-name="ce6"/>
          <table:table-cell table:number-columns-repeated="16376"/>
        </table:table-row>
        <table:table-row table:style-name="ro1">
          <table:table-cell office:value-type="string" table:style-name="ce2">
            <text:p>Количество</text:p>
          </table:table-cell>
          <table:table-cell office:value-type="string" table:style-name="ce2">
            <text:p>Класс</text:p>
          </table:table-cell>
          <table:table-cell table:style-name="ce2"/>
          <table:table-cell office:value-type="string" table:style-name="ce9">
            <text:p>Всего<text:s/></text:p>
          </table:table-cell>
          <table:table-cell table:style-name="ce10"/>
          <table:table-cell table:number-columns-repeated="3" table:style-name="ce6"/>
          <table:table-cell table:number-columns-repeated="16376"/>
        </table:table-row>
        <table:table-row table:style-name="ro1">
          <table:table-cell table:style-name="ce2"/>
          <table:table-cell office:value-type="string" table:style-name="ce2">
            <text:p>8 «А»</text:p>
          </table:table-cell>
          <table:table-cell office:value-type="string" table:style-name="ce2">
            <text:p>8 «Б»</text:p>
          </table:table-cell>
          <table:table-cell table:style-name="ce2"/>
          <table:table-cell table:number-columns-repeated="4" table:style-name="ce6"/>
          <table:table-cell table:number-columns-repeated="16376"/>
        </table:table-row>
        <table:table-row table:style-name="ro1">
          <table:table-cell office:value-type="string" table:style-name="ce2">
            <text:p>мальчиков</text:p>
          </table:table-cell>
          <table:table-cell office:value-type="float" office:value="11" table:formula="msoxl:=B59-B58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5" table:formula="msoxl:=B57+C57" table:style-name="ce2">
            <text:p>25</text:p>
          </table:table-cell>
          <table:table-cell table:number-columns-repeated="4" table:style-name="ce6"/>
          <table:table-cell table:number-columns-repeated="16376"/>
        </table:table-row>
        <table:table-row table:style-name="ro1">
          <table:table-cell office:value-type="string" table:style-name="ce2">
            <text:p>девочек</text:p>
          </table:table-cell>
          <table:table-cell office:value-type="float" office:value="13" table:style-name="ce2">
            <text:p>13</text:p>
          </table:table-cell>
          <table:table-cell office:value-type="float" office:value="13" table:formula="msoxl:=D58-B58" table:style-name="ce2">
            <text:p>13</text:p>
          </table:table-cell>
          <table:table-cell office:value-type="float" office:value="26" table:style-name="ce2">
            <text:p>26</text:p>
          </table:table-cell>
          <table:table-cell table:number-columns-repeated="4" table:style-name="ce6"/>
          <table:table-cell table:number-columns-repeated="16376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24" table:style-name="ce2">
            <text:p>24</text:p>
          </table:table-cell>
          <table:table-cell office:value-type="float" office:value="27" table:formula="msoxl:=C58+C57" table:style-name="ce2">
            <text:p>27</text:p>
          </table:table-cell>
          <table:table-cell office:value-type="float" office:value="51" table:formula="msoxl:=B59+C59" table:style-name="ce2">
            <text:p>51</text:p>
          </table:table-cell>
          <table:table-cell table:number-columns-repeated="4" table:style-name="ce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8. Гражданин открыл счет в банке, вложив 1000 грн. Через каждый месяц размер вклада увеличивается на 1,2% от имеющейся<text:s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table-cell table:number-columns-repeated="16383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1">
            <text:p><text:s text:c="13"/>положенно месяц</text:p>
          </table:table-cell>
          <table:table-cell office:value-type="float" office:value="1000" table:style-name="ce2">
            <text:p>1000</text:p>
          </table:table-cell>
          <table:table-cell table:number-columns-repeated="16382" table:style-name="ce4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1012" table:formula="msoxl:=B64+B64*0.012" table:style-name="ce2">
            <text:p>1012</text:p>
          </table:table-cell>
          <table:table-cell table:number-columns-repeated="16382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1024.144" table:formula="msoxl:=B65+B65*0.012" table:style-name="ce2">
            <text:p>1024,144</text:p>
          </table:table-cell>
          <table:table-cell table:number-columns-repeated="16382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036.433728" table:formula="msoxl:=B66+B66*0.012" table:style-name="ce2">
            <text:p>1036,433728</text:p>
          </table:table-cell>
          <table:table-cell table:number-columns-repeated="16382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048.870932736" table:formula="msoxl:=B67+B67*0.012" table:style-name="ce2">
            <text:p>1048,870933</text:p>
          </table:table-cell>
          <table:table-cell table:number-columns-repeated="16382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061.4573839288321" table:formula="msoxl:=B68+B68*0.012" table:style-name="ce2">
            <text:p>1061,457384</text:p>
          </table:table-cell>
          <table:table-cell table:number-columns-repeated="16382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1074.194872535978" table:formula="msoxl:=B69+B69*0.012" table:style-name="ce2">
            <text:p>1074,194873</text:p>
          </table:table-cell>
          <table:table-cell table:number-columns-repeated="16382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1087.0852110064097" table:formula="msoxl:=B70+B70*0.012" table:style-name="ce2">
            <text:p>1087,085211</text:p>
          </table:table-cell>
          <table:table-cell table:number-columns-repeated="16382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100.1302335384867" table:formula="msoxl:=B71+B71*0.012" table:style-name="ce2">
            <text:p>1100,130234</text:p>
          </table:table-cell>
          <table:table-cell table:number-columns-repeated="16382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113.3317963409486" table:formula="msoxl:=B72+B72*0.012" table:style-name="ce2">
            <text:p>1113,331796</text:p>
          </table:table-cell>
          <table:table-cell table:number-columns-repeated="16382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26.6917778970401" table:formula="msoxl:=B73+B73*0.012" table:style-name="ce2">
            <text:p>1126,691778</text:p>
          </table:table-cell>
          <table:table-cell table:number-columns-repeated="16382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40.2120792318046" table:formula="msoxl:=B74+B74*0.012" table:style-name="ce2">
            <text:p>1140,212079</text:p>
          </table:table-cell>
          <table:table-cell table:number-columns-repeated="16382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153.8946241825863" table:formula="msoxl:=B75+B75*0.012" table:style-name="ce2">
            <text:p>1153,894624</text:p>
          </table:table-cell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number-rows-repeated="1048499" table:style-name="ro1">
          <table:table-cell table:number-columns-repeated="16384"/>
        </table:table-row>
      </table:table>
      <table:table table:name="Лист2" table:style-name="ta1"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9" table:default-cell-style-name="ce4"/>
        <table:table-column table:style-name="co7" table:number-columns-repeated="2" table:default-cell-style-name="ce4"/>
        <table:table-column table:style-name="co2" table:number-columns-repeated="16368" table:default-cell-style-name="ce4"/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в электронных таблицах</text:p>
          </table:table-cell>
          <table:table-cell table:number-columns-repeated="4" table:style-name="ce14"/>
          <table:table-cell table:number-columns-repeated="21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математические</text:p>
          </table:table-cell>
          <table:table-cell table:number-columns-repeated="4" table:style-name="ce14"/>
          <table:table-cell table:number-columns-repeated="21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двузначное число</text:p>
          </table:table-cell>
          <table:covered-table-cell table:number-columns-repeated="2"/>
          <table:table-cell office:value-type="float" office:value="67" table:style-name="ce16">
            <text:p>67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Число десятков в нем:</text:p>
          </table:table-cell>
          <table:covered-table-cell table:number-columns-repeated="2"/>
          <table:table-cell office:value-type="float" office:value="6" table:formula="msoxl:=INT(D6/10)" table:style-name="ce16">
            <text:p>6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Число единиц в нем:</text:p>
          </table:table-cell>
          <table:covered-table-cell table:number-columns-repeated="2"/>
          <table:table-cell office:value-type="float" office:value="7" table:formula="msoxl:=MOD(D6,10)" table:style-name="ce16">
            <text:p>7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Сумма его цифр:</text:p>
          </table:table-cell>
          <table:covered-table-cell table:number-columns-repeated="2"/>
          <table:table-cell office:value-type="float" office:value="13" table:formula="msoxl:=SUM(D7:D8)" table:style-name="ce16">
            <text:p>13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роизведение его цифр:</text:p>
          </table:table-cell>
          <table:covered-table-cell table:number-columns-repeated="2"/>
          <table:table-cell office:value-type="float" office:value="42" table:formula="msoxl:=PRODUCT(D7:D8)" table:style-name="ce16">
            <text:p>42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7">
            <text:p>2. Дано двузначное число. Получить число, образованное при перестановке цифр заданного числа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двузначное число</text:p>
          </table:table-cell>
          <table:covered-table-cell table:number-columns-repeated="2"/>
          <table:table-cell office:value-type="float" office:value="98" table:style-name="ce26">
            <text:p>98</text:p>
          </table:table-cell>
          <table:table-cell table:style-name="ce18"/>
          <table:table-cell table:number-columns-repeated="21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65">
            <text:p>Число после перестановки цифр:</text:p>
          </table:table-cell>
          <table:covered-table-cell table:number-columns-repeated="2"/>
          <table:table-cell office:value-type="string" office:string-value="89" table:formula="msoxl:=CONCATENATE((RIGHT(D14,1)),(LEFT(D14,1)))" table:style-name="ce27">
            <text:p>89</text:p>
          </table:table-cell>
          <table:table-cell table:style-name="ce25"/>
          <table:table-cell table:style-name="ce19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3" table:style-name="ce12"/>
          <table:table-cell table:number-columns-repeated="2"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трехзначное число</text:p>
          </table:table-cell>
          <table:covered-table-cell table:number-columns-repeated="2"/>
          <table:table-cell office:value-type="float" office:value="564" table:style-name="ce26">
            <text:p>564</text:p>
          </table:table-cell>
          <table:table-cell table:style-name="ce18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олученное число:</text:p>
          </table:table-cell>
          <table:covered-table-cell table:number-columns-repeated="2"/>
          <table:table-cell office:value-type="string" office:string-value="645" table:formula="msoxl:=CONCATENATE((RIGHT(D19,2)),(LEFT(D19,1)))" table:style-name="ce27">
            <text:p>645</text:p>
          </table:table-cell>
          <table:table-cell table:style-name="ce25"/>
          <table:table-cell table:style-name="ce19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3" table:style-name="ce12"/>
          <table:table-cell table:number-columns-repeated="2"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трехзначное число</text:p>
          </table:table-cell>
          <table:covered-table-cell table:number-columns-repeated="2"/>
          <table:table-cell office:value-type="float" office:value="987" table:style-name="ce26">
            <text:p>987</text:p>
          </table:table-cell>
          <table:table-cell table:style-name="ce18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5">
            <text:p>Полученное число:</text:p>
          </table:table-cell>
          <table:covered-table-cell table:number-columns-repeated="2"/>
          <table:table-cell office:value-type="string" office:string-value="798" table:formula="msoxl:=CONCATENATE((RIGHT(D24,1)),(LEFT(D24,2)))" table:style-name="ce27">
            <text:p>798</text:p>
          </table:table-cell>
          <table:table-cell table:style-name="ce25"/>
          <table:table-cell table:style-name="ce19"/>
          <table:table-cell table:number-columns-repeated="20" table:style-name="ce12"/>
          <table:table-cell table:number-columns-repeated="16358"/>
        </table:table-row>
        <table:table-row table:style-name="ro3">
          <table:table-cell table:number-columns-repeated="3" table:style-name="ce12"/>
          <table:table-cell table:number-columns-repeated="2"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style-name="ce17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ведите число</text:p>
          </table:table-cell>
          <table:covered-table-cell table:number-columns-repeated="2"/>
          <table:table-cell office:value-type="float" office:value="63752" table:style-name="ce16">
            <text:p>63752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олученное число:</text:p>
          </table:table-cell>
          <table:covered-table-cell table:number-columns-repeated="2"/>
          <table:table-cell office:value-type="string" office:string-value="7" table:formula="msoxl:=LEFT((RIGHT(D29,3)),1)" table:style-name="ce30">
            <text:p>7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Функции для работы с датой и временем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17">
            <text:p>6. С начала суток прошло n секунд (n - вещественное число). Определить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63">
            <text:p>Введите число секунд n</text:p>
          </table:table-cell>
          <table:covered-table-cell table:number-columns-repeated="2"/>
          <table:table-cell office:value-type="float" office:value="65980" table:style-name="ce21">
            <text:p>65980</text:p>
          </table:table-cell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63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8" table:formula="msoxl:=ROUNDDOWN(D36/3600,0)" table:style-name="ce21">
            <text:p>18</text:p>
          </table:table-cell>
          <table:table-cell table:style-name="ce12"/>
          <table:table-cell office:value-type="string" table:number-columns-spanned="6" table:number-rows-spanned="1" table:style-name="ce64">
            <text:p>n разделить на 3600 и округлить до ближайшего меньшего целого</text:p>
          </table:table-cell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63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1180" table:formula="msoxl:=MOD(D36,3600)" table:style-name="ce21">
            <text:p>1180</text:p>
          </table:table-cell>
          <table:table-cell table:style-name="ce12"/>
          <table:table-cell office:value-type="string" table:number-columns-spanned="6" table:number-rows-spanned="1" table:style-name="ce64">
            <text:p>взять остаток от деления n на 3600</text:p>
          </table:table-cell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63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19" table:formula="msoxl:=INT(D38/60)" table:style-name="ce21">
            <text:p>19</text:p>
          </table:table-cell>
          <table:table-cell table:style-name="ce12"/>
          <table:table-cell table:number-columns-spanned="6" table:number-rows-spanned="1" table:style-name="ce64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63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40" table:formula="msoxl:=MOD(D38,60)" table:style-name="ce21">
            <text:p>40</text:p>
          </table:table-cell>
          <table:table-cell table:style-name="ce12"/>
          <table:table-cell table:number-columns-spanned="6" table:number-rows-spanned="1" table:style-name="ce64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6">
          <table:table-cell office:value-type="string" table:number-columns-spanned="3" table:number-rows-spanned="1" table:style-name="ce63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40" table:formula="msoxl:=ROUNDDOWN(D40,0)" table:style-name="ce16">
            <text:p>40</text:p>
          </table:table-cell>
          <table:table-cell table:style-name="ce12"/>
          <table:table-cell table:number-columns-spanned="6" table:number-rows-spanned="1" table:style-name="ce64"/>
          <table:covered-table-cell table:number-columns-repeated="5"/>
          <table:table-cell table:number-columns-repeated="1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Задачи на обработку текста</text:p>
          </table:table-cell>
          <table:table-cell table:number-columns-repeated="25" table:style-name="ce12"/>
          <table:table-cell table:number-columns-repeated="16358"/>
        </table:table-row>
        <table:table-row table:style-name="ro4">
          <table:table-cell table:style-name="ce14"/>
          <table:table-cell table:number-columns-repeated="25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Фамилия сотрудника</text:p>
          </table:table-cell>
          <table:covered-table-cell/>
          <table:table-cell office:value-type="string" table:number-columns-spanned="2" table:number-rows-spanned="1" table:style-name="ce56">
            <text:p>Карпенко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Имя сотрудника</text:p>
          </table:table-cell>
          <table:covered-table-cell/>
          <table:table-cell office:value-type="string" table:number-columns-spanned="2" table:number-rows-spanned="1" table:style-name="ce56">
            <text:p>Валер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Отчество сотрудника</text:p>
          </table:table-cell>
          <table:covered-table-cell/>
          <table:table-cell office:value-type="string" table:number-columns-spanned="2" table:number-rows-spanned="1" table:style-name="ce56">
            <text:p>Олег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56">
            <text:p>Фамилия, имя, отчество сотрудника</text:p>
          </table:table-cell>
          <table:covered-table-cell/>
          <table:table-cell office:value-type="string" office:string-value="Карпенко Валерия Олеговна" table:formula="msoxl:=CONCATENATE(C46,&quot; &quot;,C47,&quot; &quot;,C48)" table:number-columns-spanned="2" table:number-rows-spanned="1" table:style-name="ce56">
            <text:p>Карпенко Валерия Олег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2. В результатирующей ячейке получить число символов в исходной строке текста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Введите строку</text:p>
          </table:table-cell>
          <table:covered-table-cell/>
          <table:table-cell office:value-type="string" table:number-columns-spanned="2" table:number-rows-spanned="1" table:style-name="ce56">
            <text:p>Математик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Число символов в строке</text:p>
          </table:table-cell>
          <table:covered-table-cell/>
          <table:table-cell table:number-columns-spanned="2" table:number-rows-spanned="1" table:style-name="ce56"/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3. В результатирующей ячейке получить слово<text:s/><text:span text:style-name="T1">форма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Исходное слово</text:p>
          </table:table-cell>
          <table:covered-table-cell/>
          <table:table-cell office:value-type="string" table:number-columns-spanned="2" table:number-rows-spanned="1" table:style-name="ce56">
            <text:p>Информатик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Полученное слово</text:p>
          </table:table-cell>
          <table:covered-table-cell/>
          <table:table-cell office:value-type="string" office:string-value="форма" table:formula="msoxl:=LEFT(RIGHT(C56,9),5)" table:number-columns-spanned="2" table:number-rows-spanned="1" table:style-name="ce56">
            <text:p>форм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4. В результатирующей ячейке получить слово<text:s/><text:span text:style-name="T1">Комбинат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Исходное слово</text:p>
          </table:table-cell>
          <table:covered-table-cell/>
          <table:table-cell office:value-type="string" table:number-columns-spanned="2" table:number-rows-spanned="1" table:style-name="ce56">
            <text:p>Информатик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Полученное слово</text:p>
          </table:table-cell>
          <table:covered-table-cell/>
          <table:table-cell office:value-type="string" office:string-value="Комбинат" table:formula="msoxl:=IF(C60=&quot;Информатика&quot;,&quot;Комбинат&quot;,&quot;-&quot;)" table:number-columns-spanned="2" table:number-rows-spanned="1" table:style-name="ce56">
            <text:p>Комбинат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5. В первой результатирующей ячейке получить слово<text:s/><text:span text:style-name="T1">Информация</text:span><text:span text:style-name="T2">, во второй -<text:s/></text:span><text:span text:style-name="T1">Оператор</text:span>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Первое слово</text:p>
          </table:table-cell>
          <table:covered-table-cell/>
          <table:table-cell office:value-type="string" table:number-columns-spanned="2" table:number-rows-spanned="1" table:style-name="ce56">
            <text:p>Информатор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Второе слово</text:p>
          </table:table-cell>
          <table:covered-table-cell/>
          <table:table-cell office:value-type="string" table:number-columns-spanned="2" table:number-rows-spanned="1" table:style-name="ce56">
            <text:p>Операц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Первое полученное слово</text:p>
          </table:table-cell>
          <table:covered-table-cell/>
          <table:table-cell office:value-type="string" office:string-value="Информация" table:formula="msoxl:=CONCATENATE(LEFT(C64,7),(RIGHT(C65,3)))" table:number-columns-spanned="2" table:number-rows-spanned="1" table:style-name="ce56">
            <text:p>Информация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Второе полученное слово</text:p>
          </table:table-cell>
          <table:covered-table-cell/>
          <table:table-cell office:value-type="string" office:string-value="Оператор" table:formula="msoxl:=CONCATENATE((LEFT(C65,5)),(RIGHT(C64,3)))" table:number-columns-spanned="2" table:number-rows-spanned="1" table:style-name="ce56">
            <text:p>Оператор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string" table:style-name="ce22">
            <text:p>6. Получить текст, состоящий из фамилии и инициалов в виде Иванов Н.И.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Фамилия сотрудника</text:p>
          </table:table-cell>
          <table:covered-table-cell/>
          <table:table-cell office:value-type="string" table:number-columns-spanned="2" table:number-rows-spanned="1" table:style-name="ce56">
            <text:p>Остапенко<text:s/>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Имя сотрудника</text:p>
          </table:table-cell>
          <table:covered-table-cell/>
          <table:table-cell office:value-type="string" table:number-columns-spanned="2" table:number-rows-spanned="1" table:style-name="ce56">
            <text:p>Любмил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Отчество сотрудника</text:p>
          </table:table-cell>
          <table:covered-table-cell/>
          <table:table-cell office:value-type="string" table:number-columns-spanned="2" table:number-rows-spanned="1" table:style-name="ce56">
            <text:p>Вадимовна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56">
            <text:p>Фамилия и инициалы сотрудника:</text:p>
          </table:table-cell>
          <table:covered-table-cell/>
          <table:table-cell office:value-type="string" office:string-value="Остапенко  Л.В." table:formula="msoxl:=CONCATENATE(C70,&quot; &quot;,(LEFT(C71,1)),&quot;.&quot;,(LEFT(C72,1)),&quot;.&quot;)" table:number-columns-spanned="2" table:number-rows-spanned="1" table:style-name="ce56">
            <text:p>Остапенко <text:s/>Л.В.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Задачи с данными типа дата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Введите дату</text:p>
          </table:table-cell>
          <table:covered-table-cell/>
          <table:table-cell office:value-type="date" office:date-value="2000-10-23T00:00:00" table:number-columns-spanned="2" table:number-rows-spanned="1" table:style-name="ce62">
            <text:p>23.10.2000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Число в этой дате</text:p>
          </table:table-cell>
          <table:covered-table-cell/>
          <table:table-cell office:value-type="float" office:value="23" table:formula="msoxl:=DAY(C78)" table:number-columns-spanned="2" table:number-rows-spanned="1" table:style-name="ce56">
            <text:p>23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Месяц в этой дате</text:p>
          </table:table-cell>
          <table:covered-table-cell/>
          <table:table-cell office:value-type="float" office:value="10" table:formula="msoxl:=MONTH(C78)" table:number-columns-spanned="2" table:number-rows-spanned="1" table:style-name="ce56">
            <text:p>10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Год в этой дате</text:p>
          </table:table-cell>
          <table:covered-table-cell/>
          <table:table-cell office:value-type="float" office:value="2000" table:formula="msoxl:=YEAR(C78)" table:number-columns-spanned="2" table:number-rows-spanned="1" table:style-name="ce56">
            <text:p>2000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2" table:style-name="ce15">
            <text:p>2</text:p>
          </table:table-cell>
          <table:table-cell table:number-columns-repeated="3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56">
            <text:p>Введите дату</text:p>
          </table:table-cell>
          <table:covered-table-cell/>
          <table:table-cell office:value-type="date" office:date-value="2017-12-03T00:00:00" table:number-columns-spanned="2" table:number-rows-spanned="1" table:style-name="ce62">
            <text:p>03.12.2017</text:p>
          </table:table-cell>
          <table:covered-table-cell/>
          <table:table-cell table:number-columns-repeated="22" table:style-name="ce12"/>
          <table:table-cell table:number-columns-repeated="16358"/>
        </table:table-row>
        <table:table-row table:style-name="ro6">
          <table:table-cell office:value-type="string" table:number-columns-spanned="2" table:number-rows-spanned="1" table:style-name="ce56">
            <text:p>Дата через 100 дней после указанной</text:p>
          </table:table-cell>
          <table:covered-table-cell/>
          <table:table-cell office:value-type="date" office:date-value="2018-03-13T00:00:00" table:formula="msoxl:=SUM(C84,100)" table:number-columns-spanned="2" table:number-rows-spanned="1" table:style-name="ce62">
            <text:p>13.03.2018</text:p>
          </table:table-cell>
          <table:covered-table-cell/>
          <table:table-cell table:style-name="ce12"/>
          <table:table-cell office:value-type="string" table:number-columns-spanned="11" table:number-rows-spanned="1" table:style-name="ce59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3">
          <table:table-cell office:value-type="float" office:value="3" table:style-name="ce15">
            <text:p>3</text:p>
          </table:table-cell>
          <table:table-cell table:number-columns-repeated="3" table:style-name="ce15"/>
          <table:table-cell table:style-name="ce28"/>
          <table:table-cell table:number-columns-repeated="21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Введите дату рождения</text:p>
          </table:table-cell>
          <table:covered-table-cell/>
          <table:table-cell office:value-type="date" office:date-value="2007-06-28T00:00:00" table:formula="msoxl:=DATE(2007,6,28)" table:number-columns-spanned="2" table:number-rows-spanned="1" table:style-name="ce60">
            <text:p>28.06.2007</text:p>
          </table:table-cell>
          <table:covered-table-cell/>
          <table:table-cell office:value-type="date" office:date-value="2020-11-25T00:00:00" table:formula="msoxl:=TODAY()" table:style-name="ce29">
            <text:p>25.11.2020</text:p>
          </table:table-cell>
          <table:table-cell table:style-name="ce19"/>
          <table:table-cell table:number-columns-repeated="20" table:style-name="ce12"/>
          <table:table-cell table:number-columns-repeated="16358"/>
        </table:table-row>
        <table:table-row table:style-name="ro5">
          <table:table-cell office:value-type="string" table:number-columns-spanned="2" table:number-rows-spanned="1" table:style-name="ce56">
            <text:p>Определите свой возраст в днях</text:p>
          </table:table-cell>
          <table:covered-table-cell/>
          <table:table-cell office:value-type="float" office:value="4899" table:formula="msoxl:=SUM(E88,-C88)" table:number-columns-spanned="2" table:number-rows-spanned="1" table:style-name="ce61">
            <text:p>4899</text:p>
          </table:table-cell>
          <table:covered-table-cell/>
          <table:table-cell table:style-name="ce20"/>
          <table:table-cell table:number-columns-repeated="21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4">
          <table:table-cell office:value-type="string" table:style-name="ce13">
            <text:p>Работа с диапазонами</text:p>
          </table:table-cell>
          <table:table-cell table:number-columns-repeated="25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5">
          <table:table-cell office:value-type="string" table:number-columns-spanned="14" table:number-rows-spanned="1" table:style-name="ce57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2" table:style-name="ce12"/>
          <table:table-cell table:number-columns-repeated="16358"/>
        </table:table-row>
        <table:table-row table:style-name="ro3">
          <table:table-cell table:number-columns-repeated="4" table:style-name="ce15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лощадь 1-й комнаты:</text:p>
          </table:table-cell>
          <table:covered-table-cell table:number-columns-repeated="2"/>
          <table:table-cell office:value-type="float" office:value="25" table:style-name="ce16">
            <text:p>25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лощадь 2-й комнаты:</text:p>
          </table:table-cell>
          <table:covered-table-cell table:number-columns-repeated="2"/>
          <table:table-cell office:value-type="float" office:value="8" table:style-name="ce16">
            <text:p>8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лощадь 3-й комнаты:</text:p>
          </table:table-cell>
          <table:covered-table-cell table:number-columns-repeated="2"/>
          <table:table-cell office:value-type="float" office:value="20" table:style-name="ce16">
            <text:p>2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Площадь кухни:</text:p>
          </table:table-cell>
          <table:covered-table-cell table:number-columns-repeated="2"/>
          <table:table-cell office:value-type="float" office:value="17" table:style-name="ce16">
            <text:p>17</text:p>
          </table:table-cell>
          <table:table-cell table:number-columns-repeated="22" table:style-name="ce12"/>
          <table:table-cell table:number-columns-repeated="16358"/>
        </table:table-row>
        <table:table-row table:style-name="ro5">
          <table:table-cell office:value-type="string" table:number-columns-spanned="3" table:number-rows-spanned="1" table:style-name="ce56">
            <text:p>Площадь подсобных помещений:</text:p>
          </table:table-cell>
          <table:covered-table-cell table:number-columns-repeated="2"/>
          <table:table-cell office:value-type="float" office:value="6" table:style-name="ce16">
            <text:p>6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Жилая площадь квартиры:</text:p>
          </table:table-cell>
          <table:covered-table-cell table:number-columns-repeated="2"/>
          <table:table-cell office:value-type="float" office:value="53" table:formula="msoxl:=SUM(D95:D97)" table:style-name="ce16">
            <text:p>53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Общая площадь квартиры:</text:p>
          </table:table-cell>
          <table:covered-table-cell table:number-columns-repeated="2"/>
          <table:table-cell office:value-type="float" office:value="76" table:formula="msoxl:=SUM(D95:D99)" table:style-name="ce16">
            <text:p>76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repeated="26" table:style-name="ce12"/>
          <table:table-cell table:number-columns-repeated="16358"/>
        </table:table-row>
        <table:table-row table:style-name="ro5">
          <table:table-cell office:value-type="string" table:number-columns-spanned="14" table:number-rows-spanned="1" table:style-name="ce57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2" table:style-name="ce12"/>
          <table:table-cell table:number-columns-repeated="16358"/>
        </table:table-row>
        <table:table-row table:style-name="ro3">
          <table:table-cell table:number-columns-repeated="3" table:style-name="ce15"/>
          <table:table-cell table:style-name="ce18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8">
            <text:p>Месяц</text:p>
          </table:table-cell>
          <table:covered-table-cell table:number-columns-repeated="2"/>
          <table:table-cell office:value-type="string" table:style-name="ce23">
            <text:p>Зарплата</text:p>
          </table:table-cell>
          <table:table-cell table:style-name="ce19"/>
          <table:table-cell table:number-columns-repeated="21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Январ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Феврал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Март</text:p>
          </table:table-cell>
          <table:covered-table-cell table:number-columns-repeated="2"/>
          <table:table-cell office:value-type="float" office:value="15600" table:style-name="ce24">
            <text:p>15 6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Апрел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Май</text:p>
          </table:table-cell>
          <table:covered-table-cell table:number-columns-repeated="2"/>
          <table:table-cell office:value-type="float" office:value="15500" table:style-name="ce24">
            <text:p>15 5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Июнь</text:p>
          </table:table-cell>
          <table:covered-table-cell table:number-columns-repeated="2"/>
          <table:table-cell office:value-type="float" office:value="15300" table:style-name="ce24">
            <text:p>15 3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Июль</text:p>
          </table:table-cell>
          <table:covered-table-cell table:number-columns-repeated="2"/>
          <table:table-cell office:value-type="float" office:value="16000" table:style-name="ce24">
            <text:p>16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Август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Сентябрь</text:p>
          </table:table-cell>
          <table:covered-table-cell table:number-columns-repeated="2"/>
          <table:table-cell office:value-type="float" office:value="15200" table:style-name="ce24">
            <text:p>15 2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Октябр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Ноябрь</text:p>
          </table:table-cell>
          <table:covered-table-cell table:number-columns-repeated="2"/>
          <table:table-cell office:value-type="float" office:value="15000" table:style-name="ce24">
            <text:p>15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Декабрь</text:p>
          </table:table-cell>
          <table:covered-table-cell table:number-columns-repeated="2"/>
          <table:table-cell office:value-type="float" office:value="17000" table:style-name="ce24">
            <text:p>17 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table:number-columns-spanned="3" table:number-rows-spanned="1" table:style-name="ce56"/>
          <table:covered-table-cell table:number-columns-repeated="2"/>
          <table:table-cell table:style-name="ce16"/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1 квартал</text:p>
          </table:table-cell>
          <table:covered-table-cell table:number-columns-repeated="2"/>
          <table:table-cell office:value-type="float" office:value="45600" table:formula="msoxl:=SUM(D106:D108)" table:style-name="ce16">
            <text:p>456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2 квартал</text:p>
          </table:table-cell>
          <table:covered-table-cell table:number-columns-repeated="2"/>
          <table:table-cell office:value-type="float" office:value="45800" table:formula="msoxl:=SUM(D109:D111)" table:style-name="ce16">
            <text:p>458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1-е полугодие</text:p>
          </table:table-cell>
          <table:covered-table-cell table:number-columns-repeated="2"/>
          <table:table-cell office:value-type="float" office:value="91400" table:formula="msoxl:=SUM(D119:D120)" table:style-name="ce16">
            <text:p>914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3 квартал</text:p>
          </table:table-cell>
          <table:covered-table-cell table:number-columns-repeated="2"/>
          <table:table-cell office:value-type="float" office:value="46200" table:formula="msoxl:=SUM(D112:D114)" table:style-name="ce16">
            <text:p>462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4 квартал</text:p>
          </table:table-cell>
          <table:covered-table-cell table:number-columns-repeated="2"/>
          <table:table-cell office:value-type="float" office:value="47000" table:formula="msoxl:=SUM(D115:D117)" table:style-name="ce16">
            <text:p>470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Всего за 2 полугодие</text:p>
          </table:table-cell>
          <table:covered-table-cell table:number-columns-repeated="2"/>
          <table:table-cell office:value-type="float" office:value="93200" table:formula="msoxl:=SUM(D122:D123)" table:style-name="ce16">
            <text:p>93200</text:p>
          </table:table-cell>
          <table:table-cell table:number-columns-repeated="22" table:style-name="ce12"/>
          <table:table-cell table:number-columns-repeated="16358"/>
        </table:table-row>
        <table:table-row table:style-name="ro3">
          <table:table-cell office:value-type="string" table:number-columns-spanned="3" table:number-rows-spanned="1" table:style-name="ce56">
            <text:p>Итого за год:</text:p>
          </table:table-cell>
          <table:covered-table-cell table:number-columns-repeated="2"/>
          <table:table-cell office:value-type="float" office:value="184600" table:formula="msoxl:=SUM(D106:D117)" table:style-name="ce16">
            <text:p>184600</text:p>
          </table:table-cell>
          <table:table-cell table:number-columns-repeated="22" table:style-name="ce12"/>
          <table:table-cell table:number-columns-repeated="16358"/>
        </table:table-row>
        <table:table-row table:number-rows-repeated="859" table:style-name="ro3">
          <table:table-cell table:number-columns-repeated="26" table:style-name="ce12"/>
          <table:table-cell table:number-columns-repeated="16358"/>
        </table:table-row>
        <table:table-row table:number-rows-repeated="1047592" table:style-name="ro1">
          <table:table-cell table:number-columns-repeated="16384"/>
        </table:table-row>
      </table:table>
      <table:table table:name="Лист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mo" svg:font-family="Arimo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8__1086__1094__1077__1085__1090__1085__1099__1081_" style:display-name="Процентный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20-11-25T12:35:23Z</dc:date>
  </office:meta>
</office:document-meta>
</file>